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ware-Test1">
            <text:p>TimePort-To-Software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ware-Test2">
            <text:p>TimePort-To-Software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ware-Test3">
            <text:p>TimePort-To-Software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3" office:value-type="string">
            <text:p>In Progress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ware-Test4">
            <text:p>TimePort-To-Software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ware-Test5">
            <text:p>TimePort-To-Software-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_To_Beaglebone1">
            <text:p>TimePort_To_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2" table:formula="of:=[Test7.C4]" office:value-type="date" office:date-value="2014-03-04">
            <text:p>04/03/14</text:p>
          </table:table-cell>
          <table:table-cell table:formula="of:=[Test7.C6]" office:value-type="string" office:string-value="TimePort_To_Soft_Test6">
            <text:p>TimePort_To_Soft_Test6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string" office:string-value="1728">
            <text:p>1728</text:p>
          </table:table-cell>
          <table:table-cell table:style-name="ce4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8" xlink:type="simple">008</text:a></text:p>
          </table:table-cell>
          <table:table-cell table:formula="of:=[Test8.C4]" office:value-type="date" office:date-value="2014-03-05">
            <text:p>05/03/14</text:p>
          </table:table-cell>
          <table:table-cell table:formula="of:=[Test10.C6]" office:value-type="string" office:string-value="TimePort_To_Beaglebone3">
            <text:p>TimePort_To_Beaglebone3</text:p>
          </table:table-cell>
          <table:table-cell table:formula="of:=[Test10.C11]" office:value-type="string" office:string-value="TimePort_1">
            <text:p>TimePort_1</text:p>
          </table:table-cell>
          <table:table-cell table:formula="of:=[Test10.F11]" office:value-type="string" office:string-value="Beaglebone_1">
            <text:p>Beaglebone_1</text:p>
          </table:table-cell>
          <table:table-cell table:formula="of:=[Test10.C13]" office:value-type="string" office:string-value="Watson's Office">
            <text:p>Watson's Office</text:p>
          </table:table-cell>
          <table:table-cell table:formula="of:=[Test10.F13]" office:value-type="string" office:string-value="Watson's Office">
            <text:p>Watson's Office</text:p>
          </table:table-cell>
          <table:table-cell table:formula="of:=[Test10.C7]" office:value-type="string" office:string-value="Unknown">
            <text:p>Unknown</text:p>
          </table:table-cell>
          <table:table-cell table:formula="of:=[Test10.C8]" office:value-type="float" office:value="0">
            <text:p>0</text:p>
          </table:table-cell>
          <table:table-cell table:style-name="ce5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9" xlink:type="simple">009</text:a></text:p>
          </table:table-cell>
          <table:table-cell table:formula="of:=[Test9.C4]" office:value-type="date" office:date-value="2014-03-05">
            <text:p>05/03/14</text:p>
          </table:table-cell>
          <table:table-cell table:formula="of:=[Test9.C6]" office:value-type="string" office:string-value="TimePort_To_Soft_Test7">
            <text:p>TimePort_To_Soft_Test7</text:p>
          </table:table-cell>
          <table:table-cell table:formula="of:=[Test9.C11]" office:value-type="string" office:string-value="TimePort_1">
            <text:p>TimePort_1</text:p>
          </table:table-cell>
          <table:table-cell table:formula="of:=[Test9.F11]" office:value-type="string" office:string-value="PTPd_netbook">
            <text:p>PTPd_netbook</text:p>
          </table:table-cell>
          <table:table-cell table:formula="of:=[Test9.C13]" office:value-type="string" office:string-value="Watson's Office">
            <text:p>Watson's Office</text:p>
          </table:table-cell>
          <table:table-cell table:formula="of:=[Test9.F13]" office:value-type="string" office:string-value="2E Lab..">
            <text:p>2E Lab..</text:p>
          </table:table-cell>
          <table:table-cell table:formula="of:=[Test9.C7]" office:value-type="string" office:string-value="1110">
            <text:p>1110</text:p>
          </table:table-cell>
          <table:table-cell office:value-type="string">
            <text:p>1800?</text:p>
          </table:table-cell>
          <table:table-cell table:style-name="ce6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10" xlink:type="simple">010</text:a></text:p>
          </table:table-cell>
          <table:table-cell table:formula="of:=[Test10.C4]" office:value-type="date" office:date-value="2014-03-05">
            <text:p>05/03/14</text:p>
          </table:table-cell>
          <table:table-cell table:formula="of:=[Test10.C6]" office:value-type="string" office:string-value="TimePort_To_Beaglebone3">
            <text:p>TimePort_To_Beaglebone3</text:p>
          </table:table-cell>
          <table:table-cell table:formula="of:=[Test10.C11]" office:value-type="string" office:string-value="TimePort_1">
            <text:p>TimePort_1</text:p>
          </table:table-cell>
          <table:table-cell table:formula="of:=[Test10.F11]" office:value-type="string" office:string-value="Beaglebone_1">
            <text:p>Beaglebone_1</text:p>
          </table:table-cell>
          <table:table-cell table:formula="of:=[Test10.C13]" office:value-type="string" office:string-value="Watson's Office">
            <text:p>Watson's Office</text:p>
          </table:table-cell>
          <table:table-cell table:formula="of:=[Test10.F13]" office:value-type="string" office:string-value="Watson's Office">
            <text:p>Watson's Office</text:p>
          </table:table-cell>
          <table:table-cell table:formula="of:=[Test10.C7]" office:value-type="string" office:string-value="Unknown">
            <text:p>Unknown</text:p>
          </table:table-cell>
          <table:table-cell table:formula="of:=[Test10.C9]" office:value-type="float" office:value="0">
            <text:p>0</text:p>
          </table:table-cell>
          <table:table-cell office:value-type="string">
            <text:p>In Progress</text:p>
          </table:table-cell>
          <table:table-cell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</text:p>
          </table:table-cell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0:'Summary Sheet'.K1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1:'Summary Sheet'.K1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8" office:value-type="string">
            <text:p>Test Description</text:p>
          </table:table-cell>
          <table:table-cell table:style-name="ce10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8" office:value-type="string">
            <text:p>Test Description</text:p>
          </table:table-cell>
          <table:table-cell table:style-name="ce10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8" office:value-type="string">
            <text:p>Test Description</text:p>
          </table:table-cell>
          <table:table-cell table:style-name="ce10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ware-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10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_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 office:value-type="string">
            <text:p>1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11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9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11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0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7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9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11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8" office:value-type="string">
            <text:p>Test Description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10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 style:data-style-name="N2" text:time-value="0000-00-00T11:13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06T10:37:12</dc:date>
    <dc:creator>James </dc:creator>
    <meta:editing-duration>P1DT5H58M36S</meta:editing-duration>
    <meta:editing-cycles>12</meta:editing-cycles>
    <meta:generator>LibreOffice/4.0.2.2$Linux_X86_64 LibreOffice_project/400m0$Build-2</meta:generator>
    <meta:document-statistic meta:table-count="11" meta:cell-count="491" meta:object-count="0"/>
  </office:meta>
</office:document-meta>
</file>